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10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etter-spacing="-0.0016in"/>
    </style:style>
    <style:style style:name="P12" style:family="paragraph" style:parent-style-name="Standard">
      <style:paragraph-properties fo:text-align="center" style:justify-single-word="false"/>
      <style:text-properties fo:letter-spacing="-0.0016in"/>
    </style:style>
    <style:style style:name="P13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14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16" style:family="paragraph" style:parent-style-name="Title">
      <style:text-properties style:font-name="Times New Roman" fo:font-size="8pt" style:font-size-asian="8pt" style:font-name-complex="Times New Roman1" style:font-size-complex="8pt"/>
    </style:style>
    <style:style style:name="P17" style:family="paragraph" style:parent-style-name="Title">
      <style:text-properties fo:font-size="8pt" style:font-size-asian="8pt" style:font-size-complex="8pt"/>
    </style:style>
    <style:style style:name="P18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1" style:font-size-complex="8pt"/>
    </style:style>
    <style:style style:name="P19" style:family="paragraph" style:parent-style-name="Contents_20_Heading">
      <style:paragraph-properties fo:line-height="150%"/>
      <style:text-properties style:font-name="Times New Roman" fo:language="en" fo:country="US" style:font-name-complex="Times New Roman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etter-spacing="-0.0016in"/>
    </style:style>
    <style:style style:name="T5" style:family="text">
      <style:text-properties fo:letter-spacing="-0.0016in" style:text-underline-style="solid" style:text-underline-width="auto" style:text-underline-color="font-color"/>
    </style:style>
    <style:style style:name="T6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БЮДЖЕТНОЕ ОБРАЗОВАТЕЛЬНОЕ УЧРЕЖДЕНИЕ</text:p>
      <text:p text:style-name="P16">ВЫСШЕГО ПРОФЕССИОНАЛЬНОГО ОБРАЗОВАНИЯ</text:p>
      <text:p text:style-name="P17"/>
      <text:p text:style-name="P1">“САНКТ-ПЕТЕРБУРГСКИЙ НАЦИОНАЛЬНЫЙ ИССЛЕДОВАТЕЛЬСКИЙ УНИВЕРСИТЕТ ИНФОРМАЦИОННЫХ ТЕХНОЛОГИЙ,</text:p>
      <text:p text:style-name="P1">МЕХАНИКИ И ОПТИКИ”</text:p>
      <text:p text:style-name="P2"/>
      <text:p text:style-name="P3"/>
      <text:p text:style-name="Standard">Факультет<text:span text:style-name="T1"> <text:s text:c="16"/>Компьютерных Технологий и Управления <text:s text:c="48"/></text:span></text:p>
      <text:p text:style-name="Standard"/>
      <text:p text:style-name="Standard">Направление подготовки <text:span text:style-name="T1"><text:s text:c="4"/>230100 <text:s text:c="3"/></text:span>Специализация <text:span text:style-name="T1"><text:s text:c="4"/>230100.68.14 <text:s text:c="37"/></text:span></text:p>
      <text:p text:style-name="Standard"/>
      <text:p text:style-name="Standard">Квалификация (степень)<text:span text:style-name="T3"> </text:span><text:span text:style-name="T2"><text:s text:c="10"/>магистр <text:s text:c="87"/></text:span></text:p>
      <text:p text:style-name="Standard"/>
      <text:p text:style-name="Standard">Специальное звание<text:span text:style-name="T1"> <text:s text:c="20"/>магистр-инженер <text:s text:c="68"/></text:span></text:p>
      <text:p text:style-name="Standard"/>
      <text:p text:style-name="Standard">Кафедра<text:span text:style-name="T1"> <text:s text:c="16"/>Вычислительной техники <text:s text:c="34"/></text:span>Группа<text:span text:style-name="T1"> <text:s text:c="12"/>6114 <text:s text:c="9"/></text:span></text:p>
      <text:p text:style-name="P4"/>
      <text:p text:style-name="Standard"/>
      <text:p text:style-name="P7">МАГИСТЕРСКАЯ ДИССЕРТАЦИЯ</text:p>
      <text:p text:style-name="P3"/>
      <text:p text:style-name="P8">на тему</text:p>
      <text:p text:style-name="P8"/>
      <text:p text:style-name="P9">Модульная система автоматического тестирования электронной аппаратуры</text:p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4">Автор магистерской диссертации</text:span><text:span text:style-name="T5"> <text:s text:c="8"/></text:span><text:span text:style-name="T1">Михайлов И. В. <text:s text:c="58"/></text:span></text:p>
      <text:p text:style-name="P5"><text:s text:c="88"/><text:tab/>( Фамилия, И., О. )</text:p>
      <text:p text:style-name="P5"/>
      <text:p text:style-name="P5"/>
      <text:p text:style-name="Standard"><text:span text:style-name="T4">Научный <text:s/>руководитель</text:span><text:span text:style-name="T5"> <text:s text:c="36"/></text:span><text:span text:style-name="T4"><text:s/></text:span><text:span text:style-name="T1">Кустарев П.В. <text:s text:c="49"/></text:span></text:p>
      <text:p text:style-name="P5"><text:tab/><text:tab/>( Фамилия, И., О. )</text:p>
      <text:p text:style-name="P6"/>
      <text:p text:style-name="P6"/>
      <text:p text:style-name="Standard"><text:span text:style-name="T4">Руководитель магистерской программы </text:span>_____<text:span text:style-name="T1">Платунов А.Е. <text:s text:c="47"/></text:span></text:p>
      <text:p text:style-name="P13"><text:span text:style-name="T6"><text:tab/><text:tab/><text:tab/><text:tab/>( Фамилия, И., О. )</text:span><text:span text:style-name="T4"> </text:span></text:p>
      <text:p text:style-name="P6"/>
      <text:p text:style-name="P6"/>
      <text:p text:style-name="P6"/>
      <text:p text:style-name="P10">К <text:s/>з а щ и т е <text:s/>д о п у с т и т ь</text:p>
      <text:p text:style-name="Standard"><text:span text:style-name="T4">Зав. кафедрой </text:span><text:span text:style-name="T1"><text:s text:c="57"/>Алиев Т.И. <text:s text:c="49"/></text:span></text:p>
      <text:p text:style-name="P5"><text:tab/>( Фамилия, И., О. )</text:p>
      <text:p text:style-name="P11"/>
      <text:p text:style-name="P11"/>
      <text:p text:style-name="P11">“____”____________________2014 г.</text:p>
      <text:p text:style-name="P11"/>
      <text:p text:style-name="P11"/>
      <text:p text:style-name="P12">Санкт-Петербург, 2014 г.</text:p>
      <text:p text:style-name="P15"/>
      <text:p text:style-name="P11">Магистерская диссертация выполнена с оценкой _______________________________</text:p>
      <text:p text:style-name="P11"/>
      <text:p text:style-name="P11"/>
      <text:p text:style-name="P11">Дата защиты “____”________________________2014 г.</text:p>
      <text:p text:style-name="P11"/>
      <text:p text:style-name="P11"/>
      <text:p text:style-name="P11">Секретарь ГАК ____________________________________</text:p>
      <text:p text:style-name="P11"/>
      <text:p text:style-name="P11"/>
      <text:p text:style-name="P11">Листов хранения ___________________________________</text:p>
      <text:p text:style-name="P11"/>
      <text:p text:style-name="P11"/>
      <text:p text:style-name="P11">Чертежей хранения _________________________________</text:p>
      <text:p text:style-name="P14"/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1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itle_20_Page" style:display-name="Title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5-13T20:21:59</meta:creation-date>
    <dc:date>2014-05-13T20:22:20</dc:date>
    <dc:creator>Иван </dc:creator>
    <meta:editing-duration>P0D</meta:editing-duration>
    <meta:editing-cycles>1</meta:editing-cycles>
    <meta:document-statistic meta:table-count="0" meta:image-count="0" meta:object-count="0" meta:page-count="2" meta:paragraph-count="28" meta:word-count="127" meta:character-count="1897" meta:non-whitespace-character-count="1016"/>
    <meta:generator>LibreOffice/3.5$Linux_X86_64 LibreOffice_project/350m1$Build-2</meta:generator>
  </office:meta>
</office:document-meta>
</file>